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5c2" officeooo:paragraph-rsid="0002a5c2"/>
    </style:style>
    <style:style style:name="P2" style:family="paragraph" style:parent-style-name="Standard" style:list-style-name="L1">
      <style:text-properties officeooo:rsid="0002a5c2" officeooo:paragraph-rsid="0002a5c2"/>
    </style:style>
    <style:style style:name="P3" style:family="paragraph" style:parent-style-name="Standard">
      <style:text-properties fo:font-weight="bold" officeooo:rsid="0002a5c2" officeooo:paragraph-rsid="0002a5c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DE :INTERGRATED DEVELOPMENT ENVIRONMENT</text:p>
      <text:p text:style-name="P1"/>
      <text:p text:style-name="P1"/>
      <text:p text:style-name="P1"/>
      <text:p text:style-name="P1"><text:s/><text:span text:style-name="T1"><text:s text:c="24"/>examples</text:span></text:p>
      <text:list xml:id="list4206507920" text:style-name="L1">
        <text:list-item>
          <text:p text:style-name="P2">Android studio</text:p>
        </text:list-item>
        <text:list-item>
          <text:p text:style-name="P2">pycharm</text:p>
        </text:list-item>
        <text:list-item>
          <text:p text:style-name="P2">tinkercard</text:p>
        </text:list-item>
        <text:list-item>
          <text:p text:style-name="P2">arduino</text:p>
        </text:list-item>
        <text:list-item>
          <text:p text:style-name="P2">intellij</text:p>
        </text:list-item>
        <text:list-item>
          <text:p text:style-name="P2">visual studi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4:31:38.505895150</meta:creation-date>
    <dc:date>2022-02-15T15:10:33.000005333</dc:date>
    <meta:editing-duration>PT28M44S</meta:editing-duration>
    <meta:editing-cycles>1</meta:editing-cycles>
    <meta:document-statistic meta:table-count="0" meta:image-count="0" meta:object-count="0" meta:page-count="1" meta:paragraph-count="8" meta:word-count="19" meta:character-count="138" meta:non-whitespace-character-count="108"/>
    <meta:generator>LibreOffice/6.4.7.2$Linux_X86_64 LibreOffice_project/40$Build-2</meta:generator>
  </office:meta>
</office:document-meta>
</file>